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visionControlException.RevisionContro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ControlException.RevisionContro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ControlException.RevisionContro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isionControlException.RevisionContro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